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Adobe Song Std L" svg:font-family="'Adobe Song Std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Verdana"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text-properties style:font-name="Verdana" fo:font-size="14pt" fo:font-weight="normal" style:font-size-asian="14pt" style:font-weight-asian="normal" style:font-size-complex="14pt" style:font-weight-complex="normal"/>
    </style:style>
    <style:style style:name="P3" style:family="paragraph" style:parent-style-name="Standard">
      <style:text-properties style:font-name="Verdana" fo:font-size="14pt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P4" style:family="paragraph" style:parent-style-name="Standard">
      <style:text-properties style:font-name="Adobe Song Std L" fo:font-size="14pt" fo:font-style="italic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P5" style:family="paragraph" style:parent-style-name="Standard">
      <style:text-properties style:font-name="Adobe Song Std L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P6" style:family="paragraph" style:parent-style-name="Standard">
      <style:text-properties style:font-name="Adobe Song Std L" fo:font-size="14pt" fo:font-style="italic" fo:font-weight="normal" fo:background-color="#ffff00" style:font-size-asian="14pt" style:font-style-asian="italic" style:font-weight-asian="normal" style:font-size-complex="14pt" style:font-style-complex="italic" style:font-weight-complex="normal"/>
    </style:style>
    <style:style style:name="P7" style:family="paragraph" style:parent-style-name="Standard">
      <style:text-properties style:font-name="Adobe Song Std L" fo:font-size="14pt" fo:font-style="italic" fo:font-weight="normal" fo:background-color="#ff0000" style:font-size-asian="14pt" style:font-style-asian="italic" style:font-weight-asian="normal" style:font-size-complex="14pt" style:font-style-complex="italic" style:font-weight-complex="normal"/>
    </style:style>
    <style:style style:name="P8" style:family="paragraph" style:parent-style-name="Standard">
      <style:text-properties style:font-name="Verdana" fo:font-size="14pt" fo:font-weight="bold" fo:background-color="#ff0000" style:font-size-asian="14pt" style:font-weight-asian="bold" style:font-size-complex="14pt" style:font-weight-complex="bold"/>
    </style:style>
    <style:style style:name="P9" style:family="paragraph" style:parent-style-name="Standard">
      <style:text-properties style:font-name="Verdana" fo:font-size="14pt" fo:font-weight="normal" fo:background-color="#ff0000" style:font-size-asian="14pt" style:font-weight-asian="normal" style:font-size-complex="14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zenario 1.1</text:p>
      <text:p text:style-name="P3">Besucher möchte einen Speileintrag ansehen</text:p>
      <text:p text:style-name="P4">Aufruf der Startseite -&gt; </text:p>
      <text:p text:style-name="P4">Eingabe des gesuchten Titels in das Suchfeld -&gt;</text:p>
      <text:p text:style-name="P4">Liste mit Suchergebnissen -&gt;</text:p>
      <text:p text:style-name="P4">Klick auf gesuchten Titel -&gt;</text:p>
      <text:p text:style-name="P4">Ansicht der Detailseite des Spiels</text:p>
      <text:p text:style-name="P2"/>
      <text:p text:style-name="P8">Szenario 1.2</text:p>
      <text:p text:style-name="P9">Besucher möchte ein Review zu einem Spiel lesen</text:p>
      <text:p text:style-name="P7">Szenario 1.1 -&gt;</text:p>
      <text:p text:style-name="P7">Liste mit Reviews angegeben mit jeweiligen Usernamen <text:s/>-&gt;</text:p>
      <text:p text:style-name="P7">Klick auf Usernamen -&gt;</text:p>
      <text:p text:style-name="P7">Ansicht der Seite mit dem Review des angeklickten Nutzers</text:p>
      <text:p text:style-name="P2"/>
      <text:p text:style-name="P1">Szenario 2.1</text:p>
      <text:p text:style-name="P2">Besucher möchte sich registrieren</text:p>
      <text:p text:style-name="P5">Aufruf der Startseite -&gt;</text:p>
      <text:p text:style-name="P5">Klick auf "Registrieren" -&gt;</text:p>
      <text:p text:style-name="P5">Ausfüllen des Registrierungsformulars -&gt;</text:p>
      <text:p text:style-name="P5">Absenden -&gt;</text:p>
      <text:p text:style-name="P5">Redirect zur Startseite</text:p>
      <text:p text:style-name="P2"/>
      <text:p text:style-name="P1">Szenario 2.2</text:p>
      <text:p text:style-name="P2">Besucher möchte sich einloggen</text:p>
      <text:p text:style-name="P5">Klick auf Login -&gt;</text:p>
      <text:p text:style-name="P6">Es erscheint eine Lightbox mit Loginformular -&gt;</text:p>
      <text:p text:style-name="P6">Ausfüllen des Loginformulars -&gt;</text:p>
      <text:p text:style-name="P6">Absenden -&gt;</text:p>
      <text:p text:style-name="P6">Lightbox verschwindet -&gt;</text:p>
      <text:p text:style-name="P5">User bleibt auf aktueller Seite und ist eingeloggt</text:p>
      <text:p text:style-name="P2"/>
      <text:p text:style-name="P1">Szenario 3.1</text:p>
      <text:p text:style-name="P2">Besucher möchte ein Spiel bewerten</text:p>
      <text:p text:style-name="P5">Szenario 1.1 -&gt;</text:p>
      <text:p text:style-name="P5">Sofern nicht eingeloggt, Szenario 2.2 -&gt;</text:p>
      <text:p text:style-name="P5">Klick auf die gewünschte Bewertungseinheit -&gt;</text:p>
      <text:p text:style-name="P5"><text:soft-page-break/>Ansicht wird aktualisiert</text:p>
      <text:p text:style-name="P2"/>
      <text:p text:style-name="P8">Szenario 3.2</text:p>
      <text:p text:style-name="P9">Besucher möchte zu einem Spiel eine Kritik verfassen</text:p>
      <text:p text:style-name="P7">Szenario 1.1 -&gt;</text:p>
      <text:p text:style-name="P7">Klick auf "Review verfassen"</text:p>
      <text:p text:style-name="P7">Sofern nicht eingeloggt, Hinweis und Szenario 2.2 -&gt;</text:p>
      <text:p text:style-name="P7">Ansicht des Eintragungsformulars mit Text feld -&gt;</text:p>
      <text:p text:style-name="P7">Absenden -&gt;</text:p>
      <text:p text:style-name="P7">Ansicht der Spieldetailseite mit aktualisierter Liste an Reviews</text:p>
      <text:p text:style-name="P2"/>
      <text:p text:style-name="P1">Szenario 4.1</text:p>
      <text:p text:style-name="P2">Besucher möchte ein neues Spiel in die Datenbank eintragen</text:p>
      <text:p text:style-name="P5">Aufruf der Startseite -&gt;</text:p>
      <text:p text:style-name="P5">Klick auf "Neues Spiel eintragen"</text:p>
      <text:p text:style-name="P5">Sofern nicht eingeloggt, Hinweis und Szenario 2.2 -&gt;</text:p>
      <text:p text:style-name="P5">Ansicht des Eingabeformulars -&gt;</text:p>
      <text:p text:style-name="P5">Absenden -&gt;</text:p>
      <text:p text:style-name="P5">Redirect zum eben eingetragenen Spiel</text:p>
      <text:p text:style-name="P2"/>
      <text:p text:style-name="P1">Szenario 4.2</text:p>
      <text:p text:style-name="P2">Besucher möchte ein ein Spiel in seine Favoritenliste eintragen</text:p>
      <text:p text:style-name="P5">Szenario 1.1 -&gt;</text:p>
      <text:p text:style-name="P5">Klick auf "Spiel zur Favoritenliste hinzufügen" -&gt;</text:p>
      <text:p text:style-name="P5">Sofern nicht eingeloggt, Hinweis und Szenario 2.2 -&gt;</text:p>
      <text:p text:style-name="P5"/>
      <text:p text:style-name="P2"/>
      <text:p text:style-name="P1">Szenario 4.3</text:p>
      <text:p text:style-name="P2">Besucher möchte seine Favoritenliste einsehen</text:p>
      <text:p text:style-name="P5">Klick auf "Profil"</text:p>
      <text:p text:style-name="P5">Klick auf "Spiel zur Favoritenliste hinzufügen" -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Adobe Song Std L" svg:font-family="'Adobe Song Std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30M28S</meta:editing-duration>
    <meta:editing-cycles>6</meta:editing-cycles>
    <meta:generator>OpenOffice.org/3.4.1$Win32 OpenOffice.org_project/341m1$Build-9593</meta:generator>
    <dc:date>2013-04-08T11:41:58.60</dc:date>
    <meta:document-statistic meta:table-count="0" meta:image-count="0" meta:object-count="0" meta:page-count="2" meta:paragraph-count="59" meta:word-count="276" meta:character-count="1847"/>
    <meta:user-defined meta:name="Info 1"/>
    <meta:user-defined meta:name="Info 2"/>
    <meta:user-defined meta:name="Info 3"/>
    <meta:user-defined meta:name="Info 4"/>
  </office:meta>
</office:document-meta>
</file>